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269cm"/>
        </style:tab-stops>
      </style:paragraph-properties>
      <style:text-properties officeooo:rsid="0015efcf" officeooo:paragraph-rsid="0015efcf"/>
    </style:style>
    <style:style style:name="P2" style:family="paragraph" style:parent-style-name="Standard">
      <style:paragraph-properties>
        <style:tab-stops>
          <style:tab-stop style:position="5.269cm"/>
        </style:tab-stops>
      </style:paragraph-properties>
      <style:text-properties officeooo:rsid="0015efcf" officeooo:paragraph-rsid="0015efcf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CINOS(DNI, Nombre, Apellidos,ReyMago)</text:p>
      <text:p text:style-name="P1"/>
      <text:p text:style-name="P1">GRUPOS(Barrio, NumIntegrantes)</text:p>
      <text:p text:style-name="P1"/>
      <text:p text:style-name="P1">EVENTOS(Barrio, fecha, hora)</text:p>
      <text:p text:style-name="P1"/>
      <text:p text:style-name="P1">NINIOS(ID, Nombre, Regalo, Barrio, Dirección, Fecha, Hora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0T09:36:59.853000000</meta:creation-date>
    <dc:date>2023-11-10T10:07:51.347000000</dc:date>
    <meta:editing-duration>PT30M53S</meta:editing-duration>
    <meta:editing-cycles>1</meta:editing-cycles>
    <meta:document-statistic meta:table-count="0" meta:image-count="0" meta:object-count="0" meta:page-count="1" meta:paragraph-count="4" meta:word-count="15" meta:character-count="155" meta:non-whitespace-character-count="144"/>
    <meta:generator>LibreOffice/7.6.0.3$Windows_X86_64 LibreOffice_project/69edd8b8ebc41d00b4de3915dc82f8f0fc3b6265</meta:generator>
  </office:meta>
</office:document-meta>
</file>